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Table1" style:family="table">
      <style:table-properties style:width="16.501cm" table:align="margins" fo:keep-with-next="always"/>
    </style:style>
    <style:style style:name="Table1.A" style:family="table-column">
      <style:table-column-properties style:column-width="5.5cm" style:rel-column-width="3212*"/>
    </style:style>
    <style:style style:name="Table1.B" style:family="table-column">
      <style:table-column-properties style:column-width="5.502cm" style:rel-column-width="321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6.501cm" table:align="margins" fo:keep-with-next="always"/>
    </style:style>
    <style:style style:name="Table2.A" style:family="table-column">
      <style:table-column-properties style:column-width="5.5cm" style:rel-column-width="21845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6.501cm" table:align="margins" fo:keep-with-next="always"/>
    </style:style>
    <style:style style:name="Table3.A" style:family="table-column">
      <style:table-column-properties style:column-width="5.5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Caption">
      <style:paragraph-properties fo:text-align="center" style:justify-single-word="false"/>
      <style:text-properties fo:font-size="14pt" fo:font-style="normal" officeooo:paragraph-rsid="000e363f" style:font-size-asian="14pt" style:font-style-asian="normal" style:font-size-complex="14pt" style:font-style-complex="normal"/>
    </style:style>
    <style:style style:name="P2" style:family="paragraph" style:parent-style-name="Caption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Caption">
      <style:paragraph-properties fo:text-align="center" style:justify-single-word="false"/>
      <style:text-properties fo:font-size="14pt" officeooo:paragraph-rsid="0010efb2" style:font-size-asian="14pt" style:font-size-complex="14pt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 style:parent-style-name="Table_20_Contents">
      <style:text-properties fo:font-size="14pt" officeooo:rsid="000b2629" officeooo:paragraph-rsid="000b2629" style:font-size-asian="12.25pt" style:font-size-complex="14pt"/>
    </style:style>
    <style:style style:name="P6" style:family="paragraph" style:parent-style-name="Table_20_Contents">
      <style:text-properties fo:font-size="14pt" officeooo:rsid="000b2629" officeooo:paragraph-rsid="000c5daf" style:font-size-asian="12.25pt" style:font-size-complex="14pt"/>
    </style:style>
    <style:style style:name="P7" style:family="paragraph" style:parent-style-name="Table_20_Contents">
      <style:text-properties fo:font-size="14pt" officeooo:rsid="000b6c73" officeooo:paragraph-rsid="000b6c73" style:font-size-asian="12.25pt" style:font-size-complex="14pt"/>
    </style:style>
    <style:style style:name="P8" style:family="paragraph" style:parent-style-name="Table_20_Contents">
      <style:text-properties fo:font-size="14pt" officeooo:rsid="000b6c73" officeooo:paragraph-rsid="000c5daf" style:font-size-asian="12.25pt" style:font-size-complex="14pt"/>
    </style:style>
    <style:style style:name="P9" style:family="paragraph" style:parent-style-name="Table_20_Contents">
      <style:text-properties fo:font-size="14pt" officeooo:rsid="000c5daf" officeooo:paragraph-rsid="000c5daf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0b2629" officeooo:paragraph-rsid="000b2629" style:font-size-asian="12.25pt" style:font-weight-asian="bold" style:font-size-complex="14pt" style:font-weight-complex="bold"/>
    </style:style>
    <style:style style:name="T1" style:family="text">
      <style:text-properties officeooo:rsid="000b6c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5daf" style:font-style-asian="normal" style:font-style-complex="normal"/>
    </style:style>
    <style:style style:name="T4" style:family="text">
      <style:text-properties fo:font-style="normal" style:font-size-asian="14pt" style:font-style-asian="normal" style:font-style-complex="normal"/>
    </style:style>
    <style:style style:name="T5" style:family="text">
      <style:text-properties fo:font-style="normal" officeooo:rsid="000c5daf" style:font-size-asian="14pt" style:font-style-asian="normal" style:font-style-complex="normal"/>
    </style:style>
    <style:style style:name="T6" style:family="text">
      <style:text-properties officeooo:rsid="000c5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Line94094882555552">
          <table:table-cell table:style-name="Table1.A1" office:value-type="string">
            <text:p text:style-name="P10">Элементы</text:p>
            <text:p text:style-name="P10">управления</text:p>
          </table:table-cell>
          <table:table-cell table:style-name="Table1.A1" office:value-type="string">
            <text:p text:style-name="P10">Действия</text:p>
            <text:p text:style-name="P10">пользователя</text:p>
          </table:table-cell>
          <table:table-cell table:style-name="Table1.C1" office:value-type="string">
            <text:p text:style-name="P10">Отклик системы</text:p>
          </table:table-cell>
        </table:table-row>
        <table:table-row table:style-name="TableLine94094882555552">
          <table:table-cell table:style-name="Table1.A6" table:number-rows-spanned="5" office:value-type="string">
            <text:p text:style-name="P5">Таблица с полями: ID, название, количество, цена ед.</text:p>
            <text:p text:style-name="P5"/>
            <text:p text:style-name="P6">Кнопки <text:span text:style-name="T4">«</text:span>Добавить<text:span text:style-name="T4">»</text:span>, <text:span text:style-name="T4">«</text:span>Удалить<text:span text:style-name="T4">»</text:span>, <text:span text:style-name="T4">«</text:span>Изменить<text:span text:style-name="T4">»</text:span>, <text:span text:style-name="T4">«</text:span>Создать заказ<text:span text:style-name="T4">»</text:span>.</text:p>
            <text:p text:style-name="P5"/>
            <text:p text:style-name="P5">Переключатель (флаг) фильтра.</text:p>
            <text:p text:style-name="P5"/>
            <text:p text:style-name="P7">Поле ввода текста имени заболевания.</text:p>
          </table:table-cell>
          <table:table-cell table:style-name="Table1.B2" office:value-type="string">
            <text:p text:style-name="P6">Нажать кнопку <text:span text:style-name="T4">«</text:span>Добавить<text:span text:style-name="T4">»</text:span>.</text:p>
          </table:table-cell>
          <table:table-cell table:style-name="Table1.C2" office:value-type="string">
            <text:p text:style-name="P6">Открыть окно <text:span text:style-name="T4">«</text:span>Добавлени/изменение лекарства<text:span text:style-name="T4">»</text:span>.</text:p>
          </table:table-cell>
        </table:table-row>
        <table:table-row table:style-name="TableLine94094882555552">
          <table:covered-table-cell/>
          <table:table-cell table:style-name="Table1.B3" office:value-type="string">
            <text:p text:style-name="P6">Нажать кнопку <text:span text:style-name="T4">«</text:span>Удалить<text:span text:style-name="T4">»</text:span>.</text:p>
          </table:table-cell>
          <table:table-cell table:style-name="Table1.C3" office:value-type="string">
            <text:p text:style-name="P5">Удалить выбранное в таблицу лекарство.</text:p>
          </table:table-cell>
        </table:table-row>
        <table:table-row table:style-name="TableLine94094882555552">
          <table:covered-table-cell/>
          <table:table-cell table:style-name="Table1.B4" office:value-type="string">
            <text:p text:style-name="P6">Нажать кнопку <text:span text:style-name="T4">«</text:span>Изменить<text:span text:style-name="T4">»</text:span>.</text:p>
          </table:table-cell>
          <table:table-cell table:style-name="Table1.C4" office:value-type="string">
            <text:p text:style-name="P6">Открыть окно <text:span text:style-name="T4">«</text:span>Добавление/изменение лекарства<text:span text:style-name="T4">»</text:span> (с заполненными полями).</text:p>
          </table:table-cell>
        </table:table-row>
        <table:table-row table:style-name="TableLine94094882555552">
          <table:covered-table-cell/>
          <table:table-cell table:style-name="Table1.B5" office:value-type="string">
            <text:p text:style-name="P6">Нажать кнопку <text:span text:style-name="T4">«</text:span>Создать заказ<text:span text:style-name="T4">»</text:span>.</text:p>
          </table:table-cell>
          <table:table-cell table:style-name="Table1.C5" office:value-type="string">
            <text:p text:style-name="P6">Открыть окно <text:span text:style-name="T4">«</text:span>Создание заказа<text:span text:style-name="T4">»</text:span>.</text:p>
          </table:table-cell>
        </table:table-row>
        <table:table-row table:style-name="TableLine94094882555552">
          <table:covered-table-cell/>
          <table:table-cell table:style-name="Table1.B6" office:value-type="string">
            <text:p text:style-name="P5">Переключить флаг.</text:p>
          </table:table-cell>
          <table:table-cell table:style-name="Table1.C6" office:value-type="string">
            <text:p text:style-name="P5">Применить или отключить фильтр <text:span text:style-name="T1">на основе введенного текста.</text:span></text:p>
          </table:table-cell>
        </table:table-row>
      </table:table>
      <text:p text:style-name="P2"><text:span text:style-name="T2">Таблица 1.1 Таблица экранной формы для вкладки «Лекарства»</text:span></text:p>
      <text:p text:style-name="Standard"/>
      <text:p text:style-name="Standard"/>
      <table:table table:name="Table2" table:style-name="Table2">
        <table:table-column table:style-name="Table2.A" table:number-columns-repeated="3"/>
        <table:table-row table:style-name="TableLine94094877629744">
          <table:table-cell table:style-name="Table2.A1" office:value-type="string">
            <text:p text:style-name="P10">Элементы</text:p>
            <text:p text:style-name="P10">управления</text:p>
          </table:table-cell>
          <table:table-cell table:style-name="Table2.A1" office:value-type="string">
            <text:p text:style-name="P10">Действия</text:p>
            <text:p text:style-name="P10">пользователя</text:p>
          </table:table-cell>
          <table:table-cell table:style-name="Table2.C1" office:value-type="string">
            <text:p text:style-name="P10">Отклик системы</text:p>
          </table:table-cell>
        </table:table-row>
        <table:table-row table:style-name="TableLine94094877629744">
          <table:table-cell table:style-name="Table2.A3" table:number-rows-spanned="2" office:value-type="string">
            <text:p text:style-name="P7">Таблица с полями: ID, название лекарства, количество, общая сумма, дата заказа.</text:p>
            <text:p text:style-name="P7"/>
            <text:p text:style-name="P8">Кнопка <text:span text:style-name="T4">«</text:span>Создать <text:span text:style-name="T6">отчет</text:span><text:span text:style-name="T4">»</text:span>.</text:p>
            <text:p text:style-name="P7"/>
            <text:p text:style-name="P7">Переключатель (флаг) фильтра.</text:p>
            <text:p text:style-name="P7"/>
            <text:p text:style-name="P7">Два поля ввода даты.</text:p>
          </table:table-cell>
          <table:table-cell table:style-name="Table2.B2" office:value-type="string">
            <text:p text:style-name="P8">Нажать на кнопку <text:span text:style-name="T4">«</text:span><text:span text:style-name="T3">Создать отчет</text:span><text:span text:style-name="T4">»</text:span>.</text:p>
          </table:table-cell>
          <table:table-cell table:style-name="Table2.C2" office:value-type="string">
            <text:p text:style-name="P7">Открыть диалог выбора файла для сохранения отчета и создать отчет.</text:p>
          </table:table-cell>
        </table:table-row>
        <table:table-row table:style-name="TableLine94094877629744">
          <table:covered-table-cell/>
          <table:table-cell table:style-name="Table2.B3" office:value-type="string">
            <text:p text:style-name="P7">Переключить флаг.</text:p>
          </table:table-cell>
          <table:table-cell table:style-name="Table2.C3" office:value-type="string">
            <text:p text:style-name="P7">Применить или отключить фильтр на основе введенных дат.</text:p>
          </table:table-cell>
        </table:table-row>
      </table:table>
      <text:p text:style-name="P1">Таблица 1.<text:span text:style-name="T1">2</text:span> Таблица экранной формы для вкладки «Заказы»</text:p>
      <text:p text:style-name="P1"/>
      <table:table table:name="Table3" table:style-name="Table3">
        <table:table-column table:style-name="Table3.A" table:number-columns-repeated="3"/>
        <text:soft-page-break/>
        <table:table-row table:style-name="TableLine94094883003616">
          <table:table-cell table:style-name="Table3.A1" office:value-type="string">
            <text:p text:style-name="P10">Элементы</text:p>
            <text:p text:style-name="P10">управления</text:p>
          </table:table-cell>
          <table:table-cell table:style-name="Table3.A1" office:value-type="string">
            <text:p text:style-name="P10">Действия</text:p>
            <text:p text:style-name="P10">пользователя</text:p>
          </table:table-cell>
          <table:table-cell table:style-name="Table3.C1" office:value-type="string">
            <text:p text:style-name="P10">Отклик системы</text:p>
          </table:table-cell>
        </table:table-row>
        <table:table-row table:style-name="TableLine94094883003616">
          <table:table-cell table:style-name="Table3.A2" office:value-type="string">
            <text:p text:style-name="P9">Два текстовых поля для имени и болезней</text:p>
          </table:table-cell>
          <table:table-cell table:style-name="Table3.A2" office:value-type="string">
            <text:p text:style-name="P9">Нажать на кнопку <text:span text:style-name="T4">«</text:span>OK<text:span text:style-name="T4">»</text:span></text:p>
          </table:table-cell>
          <table:table-cell table:style-name="Table3.C2" office:value-type="string">
            <text:p text:style-name="P9">Добавление/редактирование лекарства</text:p>
          </table:table-cell>
        </table:table-row>
        <table:table-row table:style-name="TableLine94094883003616">
          <table:table-cell table:style-name="Table3.A2" office:value-type="string">
            <text:p text:style-name="P9">Два текстовых поля для цены и количества </text:p>
          </table:table-cell>
          <table:table-cell table:style-name="Table3.A2" office:value-type="string">
            <text:p text:style-name="P9">Нажать на кнопку <text:span text:style-name="T4">«</text:span>Отмена<text:span text:style-name="T4">»</text:span></text:p>
          </table:table-cell>
          <table:table-cell table:style-name="Table3.C2" office:value-type="string">
            <text:p text:style-name="P9">Отмена</text:p>
          </table:table-cell>
        </table:table-row>
      </table:table>
      <text:p text:style-name="P3"><text:span text:style-name="T2">Таблица 1.2 Таблица экранной формы<text:line-break/>«Добавлени</text:span><text:span text:style-name="T3">е</text:span><text:span text:style-name="T2">/редактирование лекарства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en" fo:country="GB" style:letter-kerning="true" style:font-name-asian="Source Ha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en" fo:country="GB" style:letter-kerning="true" style:font-name-asian="Source Ha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1:32:12.814754592</meta:creation-date>
    <dc:date>2020-12-26T22:03:48.231716729</dc:date>
    <meta:editing-duration>PT10M12S</meta:editing-duration>
    <meta:editing-cycles>5</meta:editing-cycles>
    <meta:generator>LibreOffice/7.0.4.2$Linux_X86_64 LibreOffice_project/00$Build-2</meta:generator>
    <meta:document-statistic meta:table-count="3" meta:image-count="0" meta:object-count="0" meta:page-count="2" meta:paragraph-count="46" meta:word-count="177" meta:character-count="1369" meta:non-whitespace-character-count="1237"/>
  </office:meta>
</office:document-meta>
</file>